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text:s/>big<text:s/>if else<text:s/>statements<text:s/>with switch<text:s/>and<text:s/>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Fix: first camera cannot interact with cursor.</text:p>
      <text:p text:style-name="Standard">-Fix: relative position is always use for cameras, even if camera is not pinned. Not pinned camera teleports in one of axis if mouse is pressed on north and west edge for the first time. Moving camera around fixes this error.<text:s/></text:p>
      <text:p text:style-name="Standard">-Add new instructions to the documentation.</text:p>
      <text:p text:style-name="Standard">-Drawing primitives</text:p>
      <text:p text:style-name="Standard">-Camera tabs - use camera pinning and "bring_forward" function.</text:p>
      <text:p text:style-name="Standard">-Editor Window 2.0 - minimalistic, with tabs, based on window templates.</text:p>
      <text:p text:style-name="Standard">-Saving and loading layers / projects (set of layers)</text:p>
      <text:p text:style-name="Standard">-Load fonts from script.</text:p>
      <text:p text:style-name="Standard">-Use translateToAllegroKey.</text:p>
      <text:p text:style-name="Standard">-Remove ancestor::createButton method.</text:p>
      <text:p text:style-name="Standard">-Add “print” instruction - logging system with filters and colors.</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soft-page-break/>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soft-page-break/>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4T17:12:00Z</dc:date>
    <meta:template xlink:href="Normal.dotm" xlink:type="simple"/>
    <meta:editing-cycles>698</meta:editing-cycles>
    <meta:editing-duration>PT1278000S</meta:editing-duration>
    <meta:document-statistic meta:page-count="6" meta:paragraph-count="23" meta:word-count="1764" meta:character-count="11797" meta:row-count="83" meta:non-whitespace-character-count="10056"/>
  </office:meta>
</office:document-meta>
</file>